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85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4" table:default-cell-style-name="ce1"/>
        <table:table-column table:style-name="co1" table:number-columns-repeated="16374" table:default-cell-style-name="ce1"/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Epics /<text:s/></text:p>
            <text:p>User Stories / Arbeitspakete<text:s/></text:p>
            <text:p>TopLevel<text:s/></text:p>
          </table:table-cell>
          <table:table-cell office:value-type="string" table:style-name="ce4">
            <text:p>User Stories /<text:s/></text:p>
            <text:p>Detail Level /<text:s/></text:p>
            <text:p>Beschreibung</text:p>
          </table:table-cell>
          <table:table-cell office:value-type="string" table:style-name="ce5">
            <text:p>Optimistisch (Sp)</text:p>
          </table:table-cell>
          <table:table-cell office:value-type="string" table:style-name="ce5">
            <text:p>Wahrscheinlich (Sp)</text:p>
          </table:table-cell>
          <table:table-cell office:value-type="string" table:style-name="ce5">
            <text:p>Pessimistisch (Sp)</text:p>
          </table:table-cell>
          <table:table-cell office:value-type="string" table:style-name="ce6">
            <text:p>Erwartet nach <text:s/>PERT 1:4:1 (Sp)</text:p>
          </table:table-cell>
          <table:table-cell office:value-type="string" table:style-name="ce6">
            <text:p>Aufwand (T-Shirt: XS-XXL)</text:p>
          </table:table-cell>
          <table:table-cell office:value-type="string" table:style-name="ce6">
            <text:p>Businesswert (T-Shirt:<text:s/></text:p>
            <text:p>XS-XXL)</text:p>
          </table:table-cell>
          <table:table-cell office:value-type="string" table:style-name="ce7">
            <text:p>Nettobusiness-</text:p>
            <text:p>wert (T-Shirt:<text:s/></text:p>
            <text:p>XS-XXL)</text:p>
          </table:table-cell>
          <table:table-cell table:number-columns-repeated="3" table:style-name="ce8"/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office:value-type="float" office:value="172" table:style-name="ce11">
            <text:p>172</text:p>
          </table:table-cell>
          <table:table-cell office:value-type="float" office:value="252" table:style-name="ce11">
            <text:p>252</text:p>
          </table:table-cell>
          <table:table-cell office:value-type="float" office:value="372" table:style-name="ce11">
            <text:p>372</text:p>
          </table:table-cell>
          <table:table-cell office:value-type="float" office:value="258.66666666666663" table:style-name="ce12">
            <text:p>258,6666667</text:p>
          </table:table-cell>
          <table:table-cell table:number-columns-repeated="2" table:style-name="ce12"/>
          <table:table-cell table:style-name="ce13"/>
          <table:table-cell table:number-columns-repeated="16374" table:style-name="ce1"/>
        </table:table-row>
        <table:table-row table:style-name="ro1">
          <table:table-cell/>
          <table:table-cell office:value-type="string" table:style-name="ce14">
            <text:p>UML Erstellung</text:p>
          </table:table-cell>
          <table:table-cell table:style-name="ce15"/>
          <table:table-cell table:number-columns-repeated="3" table:style-name="ce16"/>
          <table:table-cell table:number-columns-repeated="3" table:style-name="ce17"/>
          <table:table-cell table:style-name="ce18"/>
          <table:table-cell table:number-columns-repeated="16374" table:style-name="ce1"/>
        </table:table-row>
        <table:table-row table:style-name="ro3">
          <table:table-cell/>
          <table:table-cell table:style-name="ce19"/>
          <table:table-cell office:value-type="string" table:style-name="ce20">
            <text:p>Als Spieler möchte ich ein UML-Ablaufdiagramm gestalten können, damit ich vorhandene Bausteine verwenden kann.</text:p>
          </table:table-cell>
          <table:table-cell office:value-type="float" office:value="24" table:style-name="ce21">
            <text:p>24</text:p>
          </table:table-cell>
          <table:table-cell office:value-type="float" office:value="28" table:style-name="ce21">
            <text:p>28</text:p>
          </table:table-cell>
          <table:table-cell office:value-type="float" office:value="36" table:style-name="ce21">
            <text:p>36</text:p>
          </table:table-cell>
          <table:table-cell office:value-type="float" office:value="28.666666666666668" table:style-name="ce22">
            <text:p>28,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number-columns-repeated="16374" table:style-name="ce1"/>
        </table:table-row>
        <table:table-row table:style-name="ro3">
          <table:table-cell/>
          <table:table-cell table:style-name="ce19"/>
          <table:table-cell office:value-type="string" table:style-name="ce20">
            <text:p>Als Spieler möchte ich mit Funktionen im UML-Ablaufdiagramm feststellen können, was sich auf dem nächsten Feld befindet.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28" table:style-name="ce21">
            <text:p>28</text:p>
          </table:table-cell>
          <table:table-cell office:value-type="float" office:value="14" table:style-name="ce22">
            <text:p>14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L</text:p>
          </table:table-cell>
          <table:table-cell office:value-type="string" table:style-name="ce23">
            <text:p>XL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9"/>
          <table:table-cell office:value-type="string" table:style-name="ce20">
            <text:p>Als Spieler möchte ich verschiedene UML-Ablaufdiagramm definieren können.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8.6666666666666661" table:style-name="ce22">
            <text:p>8,6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number-columns-repeated="16374" table:style-name="ce1"/>
        </table:table-row>
        <table:table-row table:style-name="ro5">
          <table:table-cell/>
          <table:table-cell table:style-name="ce19"/>
          <table:table-cell office:value-type="string" table:style-name="ce20">
            <text:p>Als Spieler möchte ich in der Lage sein, ein UML-Ablaufdiagramm in einem anderen aufrufen zu können.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24" table:style-name="ce21">
            <text:p>24</text:p>
          </table:table-cell>
          <table:table-cell office:value-type="float" office:value="13.333333333333334" table:style-name="ce22">
            <text:p>13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number-columns-repeated="16374" table:style-name="ce1"/>
        </table:table-row>
        <table:table-row table:style-name="ro4">
          <table:table-cell/>
          <table:table-cell table:style-name="ce19"/>
          <table:table-cell office:value-type="string" table:style-name="ce20">
            <text:p>Als Spieler möchte ich in der Lage sein, UML-Ablaufdiagramm zu kopieren.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8" table:style-name="ce22">
            <text:p>8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9"/>
          <table:table-cell table:style-name="ce20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 table:style-name="ce1"/>
        </table:table-row>
        <table:table-row table:style-name="ro6">
          <table:table-cell/>
          <table:table-cell office:value-type="string" table:style-name="ce19">
            <text:p>Roboter Steuerung</text:p>
          </table:table-cell>
          <table:table-cell table:style-name="ce20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 table:style-name="ce1"/>
        </table:table-row>
        <table:table-row table:style-name="ro4">
          <table:table-cell/>
          <table:table-cell table:style-name="ce19"/>
          <table:table-cell office:value-type="string" table:style-name="ce20">
            <text:p>Als Spieler möchte ich den Roboter anhand von UML-Ablaufdiagrammen steuern können.</text:p>
          </table:table-cell>
          <table:table-cell office:value-type="float" office:value="20" table:style-name="ce21">
            <text:p>20</text:p>
          </table:table-cell>
          <table:table-cell office:value-type="float" office:value="28" table:style-name="ce21">
            <text:p>28</text:p>
          </table:table-cell>
          <table:table-cell office:value-type="float" office:value="36" table:style-name="ce21">
            <text:p>36</text:p>
          </table:table-cell>
          <table:table-cell office:value-type="float" office:value="28" table:style-name="ce22">
            <text:p>28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number-columns-repeated="16374" table:style-name="ce1"/>
        </table:table-row>
        <table:table-row table:style-name="ro7">
          <table:table-cell/>
          <table:table-cell table:style-name="ce19"/>
          <table:table-cell office:value-type="string" table:style-name="ce20">
            <text:p>Der Roboter soll sich auf dem Spielfeld bewegen können.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12" table:style-name="ce21">
            <text:p>12</text:p>
          </table:table-cell>
          <table:table-cell office:value-type="float" office:value="11.333333333333334" table:style-name="ce22">
            <text:p>11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XL</text:p>
          </table:table-cell>
          <table:table-cell office:value-type="string" table:style-name="ce23">
            <text:p>XXL</text:p>
          </table:table-cell>
          <table:table-cell table:number-columns-repeated="16374" table:style-name="ce1"/>
        </table:table-row>
        <table:table-row table:style-name="ro7">
          <table:table-cell/>
          <table:table-cell table:style-name="ce19"/>
          <table:table-cell office:value-type="string" table:style-name="ce20">
            <text:p>Der Roboter soll Gegenstände aufsammeln können.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11.333333333333334" table:style-name="ce22">
            <text:p>11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L</text:p>
          </table:table-cell>
          <table:table-cell office:value-type="string" table:style-name="ce23">
            <text:p>XL</text:p>
          </table:table-cell>
          <table:table-cell table:number-columns-repeated="16374" table:style-name="ce1"/>
        </table:table-row>
        <table:table-row table:style-name="ro7">
          <table:table-cell/>
          <table:table-cell table:style-name="ce19"/>
          <table:table-cell office:value-type="string" table:style-name="ce20">
            <text:p>Als Spieler möchte ich in der Lage sein, mehrere Roboter zu steuern.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32" table:style-name="ce21">
            <text:p>32</text:p>
          </table:table-cell>
          <table:table-cell office:value-type="float" office:value="18" table:style-name="ce22">
            <text:p>18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number-columns-repeated="16374" table:style-name="ce1"/>
        </table:table-row>
        <table:table-row table:style-name="ro7">
          <table:table-cell/>
          <table:table-cell table:style-name="ce19"/>
          <table:table-cell office:value-type="string" table:style-name="ce20">
            <text:p>Als Spieler möchte ich den Startpunkt des Roboters ändern können.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16" table:style-name="ce21">
            <text:p>16</text:p>
          </table:table-cell>
          <table:table-cell office:value-type="float" office:value="8.6666666666666661" table:style-name="ce22">
            <text:p>8,6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XS</text:p>
          </table:table-cell>
          <table:table-cell office:value-type="string" table:style-name="ce23">
            <text:p>XS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9"/>
          <table:table-cell table:style-name="ce20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1">
          <table:table-cell/>
          <table:table-cell office:value-type="string" table:style-name="ce19">
            <text:p>Progression</text:p>
          </table:table-cell>
          <table:table-cell table:style-name="ce20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7">
          <table:table-cell/>
          <table:table-cell table:style-name="ce19"/>
          <table:table-cell office:value-type="string" table:style-name="ce20">
            <text:p>Als Spieler möchte ich neue Level freischalten können.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24" table:style-name="ce21">
            <text:p>24</text:p>
          </table:table-cell>
          <table:table-cell office:value-type="float" office:value="16.666666666666668" table:style-name="ce22">
            <text:p>16,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L</text:p>
          </table:table-cell>
          <table:table-cell office:value-type="string" table:style-name="ce23">
            <text:p>L</text:p>
          </table:table-cell>
          <table:table-cell table:number-columns-repeated="16374"/>
        </table:table-row>
        <table:table-row table:style-name="ro5">
          <table:table-cell/>
          <table:table-cell table:style-name="ce19"/>
          <table:table-cell office:value-type="string" table:style-name="ce20">
            <text:p>Als Spieler möchte ich durch Absolvieren von Leveln mehr UML-Bausteine freischalten können.</text:p>
          </table:table-cell>
          <table:table-cell office:value-type="float" office:value="8" table:style-name="ce21">
            <text:p>8</text:p>
          </table:table-cell>
          <table:table-cell office:value-type="float" office:value="16" table:style-name="ce21">
            <text:p>16</text:p>
          </table:table-cell>
          <table:table-cell office:value-type="float" office:value="20" table:style-name="ce21">
            <text:p>20</text:p>
          </table:table-cell>
          <table:table-cell office:value-type="float" office:value="15.333333333333334" table:style-name="ce22">
            <text:p>15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L</text:p>
          </table:table-cell>
          <table:table-cell office:value-type="string" table:style-name="ce23">
            <text:p>L</text:p>
          </table:table-cell>
          <table:table-cell table:number-columns-repeated="16374"/>
        </table:table-row>
        <table:table-row table:style-name="ro7">
          <table:table-cell/>
          <table:table-cell table:style-name="ce19"/>
          <table:table-cell office:value-type="string" table:style-name="ce20">
            <text:p>Als Spieler möchte ich ein Level beliebig oft wiederholen können.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21">
            <text:p>12</text:p>
          </table:table-cell>
          <table:table-cell office:value-type="float" office:value="5.333333333333333" table:style-name="ce22">
            <text:p>5,33333333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table:style-name="ce20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1">
          <table:table-cell/>
          <table:table-cell office:value-type="string" table:style-name="ce19">
            <text:p>Gefahren</text:p>
          </table:table-cell>
          <table:table-cell table:style-name="ce20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7">
          <table:table-cell/>
          <table:table-cell table:style-name="ce19"/>
          <table:table-cell office:value-type="string" table:style-name="ce20">
            <text:p>Der Roboter soll durch die Umgebung Schaden erleiden können.</text:p>
          </table:table-cell>
          <table:table-cell office:value-type="float" office:value="8" table:style-name="ce21">
            <text:p>8</text:p>
          </table:table-cell>
          <table:table-cell office:value-type="float" office:value="16" table:style-name="ce21">
            <text:p>16</text:p>
          </table:table-cell>
          <table:table-cell office:value-type="float" office:value="20" table:style-name="ce21">
            <text:p>20</text:p>
          </table:table-cell>
          <table:table-cell office:value-type="float" office:value="15.333333333333334" table:style-name="ce22">
            <text:p>15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S</text:p>
          </table:table-cell>
          <table:table-cell table:number-columns-repeated="16374"/>
        </table:table-row>
        <table:table-row table:style-name="ro4">
          <table:table-cell/>
          <table:table-cell table:style-name="ce19"/>
          <table:table-cell office:value-type="string" table:style-name="ce20">
            <text:p>Als Spieler möchte ich die Leben des Roboters jederzeit einsehen können.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8" table:style-name="ce21">
            <text:p>8</text:p>
          </table:table-cell>
          <table:table-cell office:value-type="float" office:value="7.333333333333333" table:style-name="ce22">
            <text:p>7,333333333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4">
          <table:table-cell/>
          <table:table-cell table:style-name="ce19"/>
          <table:table-cell office:value-type="string" table:style-name="ce20">
            <text:p>Der Roboter soll in der Lage sein, Schadensquellen zu neutralisieren.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16" table:style-name="ce21">
            <text:p>16</text:p>
          </table:table-cell>
          <table:table-cell office:value-type="float" office:value="15.333333333333334" table:style-name="ce22">
            <text:p>15,33333333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table:style-name="ce20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6">
          <table:table-cell/>
          <table:table-cell office:value-type="string" table:style-name="ce19">
            <text:p>Siegbedingungen</text:p>
          </table:table-cell>
          <table:table-cell table:style-name="ce20"/>
          <table:table-cell table:number-columns-repeated="3" table:style-name="ce21"/>
          <table:table-cell table:number-columns-repeated="3" table:style-name="ce22"/>
          <table:table-cell table:style-name="ce23"/>
          <table:table-cell table:number-columns-repeated="16374"/>
        </table:table-row>
        <table:table-row table:style-name="ro4">
          <table:table-cell/>
          <table:table-cell table:style-name="ce19"/>
          <table:table-cell office:value-type="string" table:style-name="ce20">
            <text:p>Als Spieler muss ich das Level wiederholen, wenn der Roboter zu viel Schaden erleidet.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4.666666666666667" table:style-name="ce22">
            <text:p>4,666666667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0">
            <text:p>Als Spieler habe ich ein Level erfolgreich abgeschlossen, wenn der Roboter alle Gegenstände gesammelt hat.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4.666666666666667" table:style-name="ce22">
            <text:p>4,666666667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4">
          <table:table-cell/>
          <table:table-cell table:style-name="ce19"/>
          <table:table-cell office:value-type="string" table:style-name="ce20">
            <text:p>Als Spieler möchte ich meinen Fortschritt jederzeit einsehen können.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2">
            <text:p>4</text:p>
          </table:table-cell>
          <table:table-cell office:value-type="string" table:style-name="ce22">
            <text:p>M</text:p>
          </table:table-cell>
          <table:table-cell office:value-type="string" table:style-name="ce22">
            <text:p>M</text:p>
          </table:table-cell>
          <table:table-cell office:value-type="string" table:style-name="ce23">
            <text:p>M</text:p>
          </table:table-cell>
          <table:table-cell table:number-columns-repeated="16374"/>
        </table:table-row>
        <table:table-row table:style-name="ro4">
          <table:table-cell/>
          <table:table-cell table:style-name="ce24"/>
          <table:table-cell office:value-type="string" table:style-name="ce25">
            <text:p>Als Spieler möchte ich meinen Erfolg anhand eines Highscores erkennen können.</text:p>
          </table:table-cell>
          <table:table-cell office:value-type="float" office:value="8" table:style-name="ce22">
            <text:p>8</text:p>
          </table:table-cell>
          <table:table-cell office:value-type="float" office:value="8" table:style-name="ce22">
            <text:p>8</text:p>
          </table:table-cell>
          <table:table-cell office:value-type="float" office:value="12" table:style-name="ce22">
            <text:p>12</text:p>
          </table:table-cell>
          <table:table-cell office:value-type="float" office:value="8.6666666666666661" table:style-name="ce22">
            <text:p>8,666666667</text:p>
          </table:table-cell>
          <table:table-cell office:value-type="string" table:style-name="ce22">
            <text:p>L</text:p>
          </table:table-cell>
          <table:table-cell office:value-type="string" table:style-name="ce22">
            <text:p>S</text:p>
          </table:table-cell>
          <table:table-cell office:value-type="string" table:style-name="ce23">
            <text:p>XS</text:p>
          </table:table-cell>
          <table:table-cell table:number-columns-repeated="16374"/>
        </table:table-row>
        <table:table-row table:style-name="ro7">
          <table:table-cell/>
          <table:table-cell table:style-name="ce26"/>
          <table:table-cell office:value-type="string" table:style-name="ce27">
            <text:p>Als Spieler möchte ich den Müll an einem Ort sammeln können.</text:p>
          </table:table-cell>
          <table:table-cell office:value-type="float" office:value="4" table:style-name="ce28">
            <text:p>4</text:p>
          </table:table-cell>
          <table:table-cell office:value-type="float" office:value="12" table:style-name="ce28">
            <text:p>12</text:p>
          </table:table-cell>
          <table:table-cell office:value-type="float" office:value="16" table:style-name="ce28">
            <text:p>16</text:p>
          </table:table-cell>
          <table:table-cell office:value-type="float" office:value="11.333333333333334" table:style-name="ce28">
            <text:p>11,33333333</text:p>
          </table:table-cell>
          <table:table-cell office:value-type="string" table:style-name="ce28">
            <text:p>L</text:p>
          </table:table-cell>
          <table:table-cell office:value-type="string" table:style-name="ce28">
            <text:p>XS</text:p>
          </table:table-cell>
          <table:table-cell office:value-type="string" table:style-name="ce29">
            <text:p>XS</text:p>
          </table:table-cell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  <table:table table:name="'file:///D:/Studium/FH/FH_BIF4/Inno2/DAGoPERT_2016_slim.xlsx'#Info" table:style-name="ta2">
        <table:table-source xlink:href="file:///D:/Studium/FH/FH_BIF4/Inno2/DAGoPERT_2016_slim.xlsx" table:table-name="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FH_BIF4/Inno2/DAGoPERT_2016_slim.xlsx'#Spezifikation" table:style-name="ta2">
        <table:table-source xlink:href="file:///D:/Studium/FH/FH_BIF4/Inno2/DAGoPERT_2016_slim.xlsx" table:table-name="Spezifik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FH_BIF4/Inno2/DAGoPERT_2016_slim.xlsx'#Aufwandschätzung" table:style-name="ta2">
        <table:table-source xlink:href="file:///D:/Studium/FH/FH_BIF4/Inno2/DAGoPERT_2016_slim.xlsx" table:table-name="Aufwandschätzu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FH_BIF4/Inno2/DAGoPERT_2016_slim.xlsx'#Angebotspreis" table:style-name="ta2">
        <table:table-source xlink:href="file:///D:/Studium/FH/FH_BIF4/Inno2/DAGoPERT_2016_slim.xlsx" table:table-name="Angebotspre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FH_BIF4/Inno2/DAGoPERT_2016_slim.xlsx'#Einstellungen" table:style-name="ta2">
        <table:table-source xlink:href="file:///D:/Studium/FH/FH_BIF4/Inno2/DAGoPERT_2016_slim.xlsx" table:table-name="Einstellungen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Businesswert / Aufwand"/>
          <table:table-cell office:value-type="string" office:string-value="XS"/>
          <table:table-cell office:value-type="string" office:string-value="S"/>
          <table:table-cell office:value-type="string" office:string-value="M"/>
          <table:table-cell office:value-type="string" office:string-value="L"/>
          <table:table-cell office:value-type="string" office:string-value="XL"/>
          <table:table-cell office:value-type="string" office:string-value="XXL"/>
          <table:table-cell table:number-columns-repeated="16377"/>
        </table:table-row>
        <table:table-row>
          <table:table-cell office:value-type="string" office:string-value="XS"/>
          <table:table-cell office:value-type="string" office:string-value="XS"/>
          <table:table-cell office:value-type="string" office:string-value="S"/>
          <table:table-cell office:value-type="string" office:string-value="M"/>
          <table:table-cell office:value-type="string" office:string-value="L"/>
          <table:table-cell office:value-type="string" office:string-value="XL"/>
          <table:table-cell office:value-type="string" office:string-value="XXL"/>
          <table:table-cell table:number-columns-repeated="16377"/>
        </table:table-row>
        <table:table-row>
          <table:table-cell office:value-type="string" office:string-value="S"/>
          <table:table-cell office:value-type="string" office:string-value="XS"/>
          <table:table-cell office:value-type="string" office:string-value="S"/>
          <table:table-cell office:value-type="string" office:string-value="M"/>
          <table:table-cell office:value-type="string" office:string-value="L"/>
          <table:table-cell office:value-type="string" office:string-value="XL"/>
          <table:table-cell office:value-type="string" office:string-value="XXL"/>
          <table:table-cell table:number-columns-repeated="16377"/>
        </table:table-row>
        <table:table-row>
          <table:table-cell office:value-type="string" office:string-value="M"/>
          <table:table-cell office:value-type="string" office:string-value="XS"/>
          <table:table-cell office:value-type="string" office:string-value="XS"/>
          <table:table-cell office:value-type="string" office:string-value="M"/>
          <table:table-cell office:value-type="string" office:string-value="L"/>
          <table:table-cell office:value-type="string" office:string-value="XL"/>
          <table:table-cell office:value-type="string" office:string-value="XXL"/>
          <table:table-cell table:number-columns-repeated="16377"/>
        </table:table-row>
        <table:table-row>
          <table:table-cell office:value-type="string" office:string-value="L"/>
          <table:table-cell office:value-type="string" office:string-value="XS"/>
          <table:table-cell office:value-type="string" office:string-value="XS"/>
          <table:table-cell office:value-type="string" office:string-value="S"/>
          <table:table-cell office:value-type="string" office:string-value="L"/>
          <table:table-cell office:value-type="string" office:string-value="XL"/>
          <table:table-cell office:value-type="string" office:string-value="XXL"/>
          <table:table-cell table:number-columns-repeated="16377"/>
        </table:table-row>
        <table:table-row>
          <table:table-cell office:value-type="string" office:string-value="XL"/>
          <table:table-cell office:value-type="string" office:string-value="XS"/>
          <table:table-cell office:value-type="string" office:string-value="XS"/>
          <table:table-cell office:value-type="string" office:string-value="S"/>
          <table:table-cell office:value-type="string" office:string-value="M"/>
          <table:table-cell office:value-type="string" office:string-value="XL"/>
          <table:table-cell office:value-type="string" office:string-value="XXL"/>
          <table:table-cell table:number-columns-repeated="16377"/>
        </table:table-row>
        <table:table-row>
          <table:table-cell office:value-type="string" office:string-value="XXL"/>
          <table:table-cell office:value-type="string" office:string-value="XS"/>
          <table:table-cell office:value-type="string" office:string-value="XS"/>
          <table:table-cell office:value-type="string" office:string-value="S"/>
          <table:table-cell office:value-type="string" office:string-value="M"/>
          <table:table-cell office:value-type="string" office:string-value="L"/>
          <table:table-cell office:value-type="string" office:string-value="XXL"/>
          <table:table-cell table:number-columns-repeated="16377"/>
        </table:table-row>
        <table:table-row table:number-rows-repeated="12">
          <table:table-cell table:number-columns-repeated="16384"/>
        </table:table-row>
        <table:table-row>
          <table:table-cell office:value-type="string" office:string-value="Story Points"/>
          <table:table-cell office:value-type="string" office:string-value="Kalibrierter Aufwand in Personen-stunden (h)"/>
          <table:table-cell office:value-type="string" office:string-value="Aufwand in T-Shirt  Sizes"/>
          <table:table-cell table:number-columns-repeated="16381"/>
        </table:table-row>
        <table:table-row>
          <table:table-cell office:value-type="float" office:value="512"/>
          <table:table-cell office:value-type="float" office:value="512"/>
          <table:table-cell office:value-type="string" office:string-value="XXL"/>
          <table:table-cell table:number-columns-repeated="16381"/>
        </table:table-row>
        <table:table-row>
          <table:table-cell office:value-type="float" office:value="256"/>
          <table:table-cell office:value-type="float" office:value="256"/>
          <table:table-cell office:value-type="string" office:string-value="XXL"/>
          <table:table-cell table:number-columns-repeated="16381"/>
        </table:table-row>
        <table:table-row>
          <table:table-cell office:value-type="float" office:value="128"/>
          <table:table-cell office:value-type="float" office:value="128"/>
          <table:table-cell office:value-type="string" office:string-value="XXL"/>
          <table:table-cell table:number-columns-repeated="16381"/>
        </table:table-row>
        <table:table-row>
          <table:table-cell office:value-type="float" office:value="64"/>
          <table:table-cell office:value-type="float" office:value="64"/>
          <table:table-cell office:value-type="string" office:string-value="XL"/>
          <table:table-cell table:number-columns-repeated="16381"/>
        </table:table-row>
        <table:table-row>
          <table:table-cell office:value-type="float" office:value="32"/>
          <table:table-cell office:value-type="float" office:value="32"/>
          <table:table-cell office:value-type="string" office:string-value="L"/>
          <table:table-cell table:number-columns-repeated="16381"/>
        </table:table-row>
        <table:table-row>
          <table:table-cell office:value-type="float" office:value="16"/>
          <table:table-cell office:value-type="float" office:value="16"/>
          <table:table-cell office:value-type="string" office:string-value="L"/>
          <table:table-cell table:number-columns-repeated="16381"/>
        </table:table-row>
        <table:table-row>
          <table:table-cell office:value-type="float" office:value="8"/>
          <table:table-cell office:value-type="float" office:value="8"/>
          <table:table-cell office:value-type="string" office:string-value="M"/>
          <table:table-cell table:number-columns-repeated="16381"/>
        </table:table-row>
        <table:table-row>
          <table:table-cell office:value-type="float" office:value="4"/>
          <table:table-cell office:value-type="float" office:value="4"/>
          <table:table-cell office:value-type="string" office:string-value="M"/>
          <table:table-cell table:number-columns-repeated="16381"/>
        </table:table-row>
        <table:table-row>
          <table:table-cell office:value-type="float" office:value="2"/>
          <table:table-cell office:value-type="float" office:value="2"/>
          <table:table-cell office:value-type="string" office:string-value="S"/>
          <table:table-cell table:number-columns-repeated="16381"/>
        </table:table-row>
        <table:table-row>
          <table:table-cell office:value-type="float" office:value="1"/>
          <table:table-cell office:value-type="float" office:value="1"/>
          <table:table-cell office:value-type="string" office:string-value="S"/>
          <table:table-cell table:number-columns-repeated="16381"/>
        </table:table-row>
        <table:table-row>
          <table:table-cell office:value-type="float" office:value="0.5"/>
          <table:table-cell office:value-type="float" office:value="0.5"/>
          <table:table-cell office:value-type="string" office:string-value="XS"/>
          <table:table-cell table:number-columns-repeated="16381"/>
        </table:table-row>
        <table:table-row>
          <table:table-cell office:value-type="float" office:value="0"/>
          <table:table-cell office:value-type="float" office:value="0"/>
          <table:table-cell office:value-type="string" office:string-value="XS"/>
          <table:table-cell table:number-columns-repeated="16381"/>
        </table:table-row>
        <table:table-row table:number-rows-repeated="1048543">
          <table:table-cell table:number-columns-repeated="16381"/>
        </table:table-row>
      </table:table>
      <table:named-expressions>
        <table:named-range table:name="businessvalue_kalibrierung" table:cell-range-address="'file:///D:/Studium/FH/FH_BIF4/Inno2/DAGoPERT_2016_slim.xlsx'#Einstellungen.$A$2:Einstellungen.$G$8" table:base-cell-address="Sheet1.$A$1"/>
        <table:named-range table:name="businessvalue_kalibrierung_aufwand" table:cell-range-address="'file:///D:/Studium/FH/FH_BIF4/Inno2/DAGoPERT_2016_slim.xlsx'#Einstellungen.$A$2:Einstellungen.$A$8" table:base-cell-address="Sheet1.$A$1"/>
        <table:named-range table:name="businessvalue_kalibrierung_businesswert" table:cell-range-address="'file:///D:/Studium/FH/FH_BIF4/Inno2/DAGoPERT_2016_slim.xlsx'#Einstellungen.$A$2:Einstellungen.$G$2" table:base-cell-address="Sheet1.$A$1"/>
        <table:named-range table:name="storypoints_kalibrierung_aufsize" table:cell-range-address="'file:///D:/Studium/FH/FH_BIF4/Inno2/DAGoPERT_2016_slim.xlsx'#Einstellungen.$A$21:Einstellungen.$A$33" table:base-cell-address="Sheet1.$A$1"/>
        <table:named-range table:name="storypoints_kalibrierung_shirtsizes" table:cell-range-address="'file:///D:/Studium/FH/FH_BIF4/Inno2/DAGoPERT_2016_slim.xlsx'#Einstellungen.$A$21:Einstellungen.$C$3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Dominik Neuwirth</meta:initial-creator>
    <dc:creator>Dominik Neuwirth</dc:creator>
    <meta:creation-date>2024-03-12T20:07:01Z</meta:creation-date>
    <dc:date>2024-03-12T20:18:46Z</dc:date>
    <meta:editing-duration>PT0S</meta:editing-duration>
  </office:meta>
</office:document-meta>
</file>